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arbageCollector.GarbageCollector( SessionImpl session , IterablePersistenceManager [ ] list , Session [ ] session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arbageCollector.checkScanSto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rbageCollector.deleteUn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rbageCollector.scanPersistenceManag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arbageCollector.rememberNod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arbageCollector.getPersistenceManager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rbageCollector.sca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arbageCollector.stopSc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istener.Listener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arbageCollector.getData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rbageCollector.setScanEventListener( ScanEventListener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rbageCollector.setPersistenceManagerScan( boolean al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ener.onEvent( EventIterator ev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istener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arbageCollector.scanNodes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arbageCollector.setTestDelay( int test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arbageCollector.checkScan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arbageCollector.recurse( final Node n , int sleep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arbageCollector.setSleepBetweenNodes( int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